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Heading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List_20_Heading">
      <style:text-properties style:font-name="Arial" fo:font-size="9pt" fo:font-weight="bold" officeooo:paragraph-rsid="00048940" style:font-size-asian="9pt" style:font-weight-asian="bold" style:font-size-complex="9pt" style:font-weight-complex="bold"/>
    </style:style>
    <style:style style:name="P3" style:family="paragraph" style:parent-style-name="List_20_Heading">
      <style:text-properties style:font-name="Arial" fo:font-size="9pt" fo:font-weight="bold" officeooo:paragraph-rsid="00060895" style:font-size-asian="9pt" style:font-weight-asian="bold" style:font-size-complex="9pt" style:font-weight-complex="bold"/>
    </style:style>
    <style:style style:name="P4" style:family="paragraph" style:parent-style-name="List_20_Heading">
      <style:text-properties style:font-name="Arial" fo:font-size="9pt" fo:font-weight="bold" officeooo:rsid="000686aa" officeooo:paragraph-rsid="000686aa" style:font-size-asian="9pt" style:font-weight-asian="bold" style:font-size-complex="9pt" style:font-weight-complex="bold"/>
    </style:style>
    <style:style style:name="P5" style:family="paragraph" style:parent-style-name="List_20_Heading">
      <style:text-properties style:font-name="Arial" fo:font-size="9pt" fo:font-weight="bold" officeooo:rsid="000686aa" officeooo:paragraph-rsid="00084e21" style:font-size-asian="9pt" style:font-weight-asian="bold" style:font-size-complex="9pt" style:font-weight-complex="bold"/>
    </style:style>
    <style:style style:name="P6" style:family="paragraph" style:parent-style-name="List_20_Heading">
      <style:text-properties style:font-name="Arial" fo:font-size="9pt" fo:font-weight="bold" officeooo:rsid="000686aa" officeooo:paragraph-rsid="00089c2d" style:font-size-asian="9pt" style:font-weight-asian="bold" style:font-size-complex="9pt" style:font-weight-complex="bold"/>
    </style:style>
    <style:style style:name="P7" style:family="paragraph" style:parent-style-name="List_20_Heading">
      <style:text-properties style:font-name="Arial" fo:font-size="9pt" fo:font-weight="bold" officeooo:rsid="000686aa" officeooo:paragraph-rsid="00099ed5" style:font-size-asian="9pt" style:font-weight-asian="bold" style:font-size-complex="9pt" style:font-weight-complex="bold"/>
    </style:style>
    <style:style style:name="P8" style:family="paragraph" style:parent-style-name="List_20_Heading">
      <style:text-properties style:font-name="Arial" fo:font-size="9pt" fo:font-weight="bold" officeooo:rsid="000686aa" officeooo:paragraph-rsid="000b14ab" style:font-size-asian="9pt" style:font-weight-asian="bold" style:font-size-complex="9pt" style:font-weight-complex="bold"/>
    </style:style>
    <style:style style:name="P9" style:family="paragraph" style:parent-style-name="List_20_Heading">
      <style:text-properties style:font-name="Arial" fo:font-size="9pt" fo:font-weight="bold" officeooo:rsid="000686aa" officeooo:paragraph-rsid="000db876" style:font-size-asian="9pt" style:font-weight-asian="bold" style:font-size-complex="9pt" style:font-weight-complex="bold"/>
    </style:style>
    <style:style style:name="P10" style:family="paragraph" style:parent-style-name="List_20_Heading">
      <style:text-properties style:font-name="Arial" fo:font-size="9pt" fo:font-weight="bold" officeooo:rsid="000686aa" officeooo:paragraph-rsid="0010cc12" style:font-size-asian="9pt" style:font-weight-asian="bold" style:font-size-complex="9pt" style:font-weight-complex="bold"/>
    </style:style>
    <style:style style:name="P11" style:family="paragraph" style:parent-style-name="List_20_Heading">
      <style:text-properties style:font-name="Arial" fo:font-size="9pt" fo:font-weight="bold" officeooo:paragraph-rsid="00084e21" style:font-size-asian="9pt" style:font-weight-asian="bold" style:font-size-complex="9pt" style:font-weight-complex="bold"/>
    </style:style>
    <style:style style:name="P12" style:family="paragraph" style:parent-style-name="List_20_Heading">
      <style:text-properties style:font-name="Arial" fo:font-size="9pt" fo:font-weight="bold" officeooo:paragraph-rsid="00089c2d" style:font-size-asian="9pt" style:font-weight-asian="bold" style:font-size-complex="9pt" style:font-weight-complex="bold"/>
    </style:style>
    <style:style style:name="P13" style:family="paragraph" style:parent-style-name="List_20_Heading">
      <style:text-properties style:font-name="Arial" fo:font-size="9pt" fo:font-weight="bold" officeooo:paragraph-rsid="00099ed5" style:font-size-asian="9pt" style:font-weight-asian="bold" style:font-size-complex="9pt" style:font-weight-complex="bold"/>
    </style:style>
    <style:style style:name="P14" style:family="paragraph" style:parent-style-name="List_20_Heading">
      <style:text-properties style:font-name="Arial" fo:font-size="9pt" fo:font-weight="bold" officeooo:paragraph-rsid="000b14ab" style:font-size-asian="9pt" style:font-weight-asian="bold" style:font-size-complex="9pt" style:font-weight-complex="bold"/>
    </style:style>
    <style:style style:name="P15" style:family="paragraph" style:parent-style-name="List_20_Heading">
      <style:text-properties style:font-name="Arial" fo:font-size="9pt" fo:font-weight="bold" officeooo:paragraph-rsid="000db876" style:font-size-asian="9pt" style:font-weight-asian="bold" style:font-size-complex="9pt" style:font-weight-complex="bold"/>
    </style:style>
    <style:style style:name="P16" style:family="paragraph" style:parent-style-name="List_20_Heading">
      <style:text-properties style:font-name="Arial" fo:font-size="9pt" fo:font-weight="bold" officeooo:paragraph-rsid="0010cc12" style:font-size-asian="9pt" style:font-weight-asian="bold" style:font-size-complex="9pt" style:font-weight-complex="bold"/>
    </style:style>
    <style:style style:name="P17" style:family="paragraph" style:parent-style-name="List_20_Heading">
      <style:text-properties fo:font-weight="bold" style:font-weight-asian="bold" style:font-weight-complex="bold"/>
    </style:style>
    <style:style style:name="P18" style:family="paragraph" style:parent-style-name="List_20_Heading">
      <style:text-properties fo:font-weight="bold" officeooo:paragraph-rsid="00048940" style:font-weight-asian="bold" style:font-weight-complex="bold"/>
    </style:style>
    <style:style style:name="P19" style:family="paragraph" style:parent-style-name="List_20_Heading">
      <style:text-properties fo:font-weight="bold" officeooo:paragraph-rsid="00084e21" style:font-weight-asian="bold" style:font-weight-complex="bold"/>
    </style:style>
    <style:style style:name="P20" style:family="paragraph" style:parent-style-name="List_20_Heading">
      <style:text-properties fo:font-weight="bold" officeooo:paragraph-rsid="00089c2d" style:font-weight-asian="bold" style:font-weight-complex="bold"/>
    </style:style>
    <style:style style:name="P21" style:family="paragraph" style:parent-style-name="List_20_Heading">
      <style:text-properties fo:font-weight="bold" officeooo:paragraph-rsid="00099ed5" style:font-weight-asian="bold" style:font-weight-complex="bold"/>
    </style:style>
    <style:style style:name="P22" style:family="paragraph" style:parent-style-name="List_20_Heading">
      <style:text-properties fo:font-weight="bold" officeooo:paragraph-rsid="000b14ab" style:font-weight-asian="bold" style:font-weight-complex="bold"/>
    </style:style>
    <style:style style:name="P23" style:family="paragraph" style:parent-style-name="List_20_Heading">
      <style:text-properties fo:font-weight="bold" officeooo:paragraph-rsid="000db876" style:font-weight-asian="bold" style:font-weight-complex="bold"/>
    </style:style>
    <style:style style:name="P24" style:family="paragraph" style:parent-style-name="List_20_Heading">
      <style:text-properties fo:font-weight="bold" officeooo:paragraph-rsid="0010cc12" style:font-weight-asian="bold" style:font-weight-complex="bold"/>
    </style:style>
    <style:style style:name="P25" style:family="paragraph" style:parent-style-name="List_20_Heading">
      <style:text-properties officeooo:paragraph-rsid="00060895"/>
    </style:style>
    <style:style style:name="P26" style:family="paragraph" style:parent-style-name="Heading_20_3">
      <style:text-properties fo:color="#000000" style:font-name="Arial" fo:font-size="10pt" fo:font-style="italic" fo:font-weight="bold" officeooo:rsid="00598beb" officeooo:paragraph-rsid="009ef878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Heading_20_3">
      <style:text-properties style:font-name="Arial" fo:font-size="10pt" officeooo:paragraph-rsid="00060895" style:font-size-asian="10pt" style:font-size-complex="10pt"/>
    </style:style>
    <style:style style:name="P28" style:family="paragraph" style:parent-style-name="Heading_20_3">
      <style:text-properties style:font-name="Arial" fo:font-size="10pt" officeooo:paragraph-rsid="00084e21" style:font-size-asian="10pt" style:font-size-complex="10pt"/>
    </style:style>
    <style:style style:name="P29" style:family="paragraph" style:parent-style-name="Heading_20_3">
      <style:text-properties style:font-name="Arial" fo:font-size="10pt" officeooo:paragraph-rsid="00089c2d" style:font-size-asian="10pt" style:font-size-complex="10pt"/>
    </style:style>
    <style:style style:name="P30" style:family="paragraph" style:parent-style-name="Heading_20_3">
      <style:text-properties style:font-name="Arial" fo:font-size="10pt" officeooo:paragraph-rsid="00099ed5" style:font-size-asian="10pt" style:font-size-complex="10pt"/>
    </style:style>
    <style:style style:name="P31" style:family="paragraph" style:parent-style-name="Heading_20_3">
      <style:text-properties style:font-name="Arial" fo:font-size="10pt" officeooo:paragraph-rsid="000b14ab" style:font-size-asian="10pt" style:font-size-complex="10pt"/>
    </style:style>
    <style:style style:name="P32" style:family="paragraph" style:parent-style-name="Heading_20_3">
      <style:text-properties style:font-name="Arial" fo:font-size="10pt" officeooo:paragraph-rsid="00048940" style:font-size-asian="10pt" style:font-size-complex="10pt"/>
    </style:style>
    <style:style style:name="P33" style:family="paragraph" style:parent-style-name="Heading_20_3">
      <style:text-properties style:font-name="Arial" fo:font-size="10pt" officeooo:paragraph-rsid="000db876" style:font-size-asian="10pt" style:font-size-complex="10pt"/>
    </style:style>
    <style:style style:name="P34" style:family="paragraph" style:parent-style-name="Heading_20_3">
      <style:text-properties style:font-name="Arial" fo:font-size="10pt" officeooo:paragraph-rsid="0010cc12" style:font-size-asian="10pt" style:font-size-complex="10pt"/>
    </style:style>
    <style:style style:name="P35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style:font-size-asian="9pt" style:font-size-complex="9pt"/>
    </style:style>
    <style:style style:name="P36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officeooo:paragraph-rsid="00048940" style:font-size-asian="9pt" style:font-size-complex="9pt"/>
    </style:style>
    <style:style style:name="P37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officeooo:paragraph-rsid="00060895" style:font-size-asian="9pt" style:font-size-complex="9pt"/>
    </style:style>
    <style:style style:name="P38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officeooo:paragraph-rsid="00084e21" style:font-size-asian="9pt" style:font-size-complex="9pt"/>
    </style:style>
    <style:style style:name="P39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officeooo:paragraph-rsid="00089c2d" style:font-size-asian="9pt" style:font-size-complex="9pt"/>
    </style:style>
    <style:style style:name="P40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officeooo:paragraph-rsid="00099ed5" style:font-size-asian="9pt" style:font-size-complex="9pt"/>
    </style:style>
    <style:style style:name="P41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officeooo:paragraph-rsid="000b14ab" style:font-size-asian="9pt" style:font-size-complex="9pt"/>
    </style:style>
    <style:style style:name="P42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officeooo:paragraph-rsid="000db876" style:font-size-asian="9pt" style:font-size-complex="9pt"/>
    </style:style>
    <style:style style:name="P43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officeooo:paragraph-rsid="0010cc12" style:font-size-asian="9pt" style:font-size-complex="9pt"/>
    </style:style>
    <style:style style:name="P44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fo:font-style="italic" fo:font-weight="bold" officeooo:rsid="0012eb99" officeooo:paragraph-rsid="00089c2d" style:font-size-asian="9pt" style:font-style-asian="italic" style:font-weight-asian="bold" style:font-size-complex="9pt" style:font-style-complex="italic" style:font-weight-complex="bold"/>
    </style:style>
    <style:style style:name="P45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fo:font-style="italic" fo:font-weight="bold" officeooo:rsid="0012eb99" officeooo:paragraph-rsid="00099ed5" style:font-size-asian="9pt" style:font-style-asian="italic" style:font-weight-asian="bold" style:font-size-complex="9pt" style:font-style-complex="italic" style:font-weight-complex="bold"/>
    </style:style>
    <style:style style:name="P46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9pt" fo:font-style="italic" fo:font-weight="bold" officeooo:rsid="0012eb99" officeooo:paragraph-rsid="000b14ab" style:font-size-asian="9pt" style:font-style-asian="italic" style:font-weight-asian="bold" style:font-size-complex="9pt" style:font-style-complex="italic" style:font-weight-complex="bold"/>
    </style:style>
    <style:style style:name="P47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fo:color="#000000" style:font-name="Arial" fo:font-size="9pt" fo:font-style="italic" fo:font-weight="normal" officeooo:rsid="00598beb" officeooo:paragraph-rsid="0010cc12" style:font-size-asian="9pt" style:font-style-asian="italic" style:font-weight-asian="normal" style:font-size-complex="9pt" style:font-style-complex="italic" style:font-weight-complex="normal"/>
    </style:style>
    <style:style style:name="P48" style:family="paragraph" style:parent-style-name="Standard">
      <style:text-properties style:font-name="Arial" fo:font-style="italic" fo:font-weight="bold" officeooo:rsid="0012eb99" officeooo:paragraph-rsid="009ef878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color="#000000" style:font-name="Arial" fo:font-size="10pt" fo:font-style="normal" fo:font-weight="bold" officeooo:rsid="0074061f" officeooo:paragraph-rsid="009ef878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ext_20_body">
      <style:text-properties style:font-name="Arial" fo:font-size="9pt" style:font-size-asian="9pt" style:font-size-complex="9pt"/>
    </style:style>
    <style:style style:name="P51" style:family="paragraph" style:parent-style-name="Text_20_body">
      <style:text-properties style:font-name="Arial" fo:font-size="9pt" officeooo:paragraph-rsid="00089c2d" style:font-size-asian="9pt" style:font-size-complex="9pt"/>
    </style:style>
    <style:style style:name="P52" style:family="paragraph" style:parent-style-name="Text_20_body">
      <style:text-properties style:font-name="Arial" fo:font-size="9pt" officeooo:paragraph-rsid="00099ed5" style:font-size-asian="9pt" style:font-size-complex="9pt"/>
    </style:style>
    <style:style style:name="P53" style:family="paragraph" style:parent-style-name="Text_20_body">
      <style:text-properties style:font-name="Arial" fo:font-size="9pt" officeooo:paragraph-rsid="000b14ab" style:font-size-asian="9pt" style:font-size-complex="9pt"/>
    </style:style>
    <style:style style:name="P54" style:family="paragraph" style:parent-style-name="Text_20_body">
      <style:text-properties style:font-name="Arial" fo:font-size="9pt" officeooo:paragraph-rsid="0010cc12" style:font-size-asian="9pt" style:font-size-complex="9pt"/>
    </style:style>
    <style:style style:name="P55" style:family="paragraph" style:parent-style-name="Text_20_body">
      <style:text-properties style:font-name="Arial" fo:font-size="9pt" officeooo:paragraph-rsid="0012108e" style:font-size-asian="9pt" style:font-size-complex="9pt"/>
    </style:style>
    <style:style style:name="P56" style:family="paragraph" style:parent-style-name="Text_20_body">
      <style:text-properties style:font-name="Arial" fo:font-size="9pt" officeooo:paragraph-rsid="0013b852" style:font-size-asian="9pt" style:font-size-complex="9pt"/>
    </style:style>
    <style:style style:name="P57" style:family="paragraph" style:parent-style-name="Text_20_body">
      <style:text-properties officeooo:paragraph-rsid="0013b852"/>
    </style:style>
    <style:style style:name="P58" style:family="paragraph" style:parent-style-name="Text_20_body">
      <style:text-properties officeooo:paragraph-rsid="0014e5bd"/>
    </style:style>
    <style:style style:name="T1" style:family="text">
      <style:text-properties officeooo:rsid="009ef878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officeooo:rsid="0013b852" style:font-size-asian="9pt" style:font-size-complex="9pt"/>
    </style:style>
    <style:style style:name="T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7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8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font-name="Arial" fo:font-style="italic" style:font-style-asian="italic" style:font-style-complex="italic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fo:color="#000000" fo:font-style="italic" fo:font-weight="bold" officeooo:rsid="00598beb" style:font-style-asian="italic" style:font-weight-asian="bold" style:font-style-complex="italic" style:font-weight-complex="bold"/>
    </style:style>
    <style:style style:name="T15" style:family="text">
      <style:text-properties officeooo:rsid="00099ed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12108e"/>
    </style:style>
    <style:style style:name="T20" style:family="text">
      <style:text-properties officeooo:rsid="0013b852"/>
    </style:style>
    <style:style style:name="T21" style:family="text">
      <style:text-properties fo:font-size="10pt" fo:font-style="normal" style:font-size-asian="10pt" style:font-style-asian="normal" style:font-size-complex="10pt" style:font-style-complex="normal"/>
    </style:style>
    <style:style style:name="T22" style:family="text">
      <style:text-properties officeooo:rsid="0015fe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LISTE <text:span text:style-name="T1">USERS </text:span></text:p>
      <text:p text:style-name="P48"/>
      <text:h text:style-name="P31" text:outline-level="3"><text:span text:style-name="T14">Anaïs Despins</text:span></text:h>
      <text:p text:style-name="P53">9, boulevard d'Alsace <text:line-break/>59000 LILLE </text:p>
      <text:p text:style-name="P22"><text:span text:style-name="T4">Téléphone </text:span></text:p>
      <text:p text:style-name="P41">01.56.78.43.93 <text:s/></text:p>
      <text:p text:style-name="P8">Visa</text:p>
      <text:p text:style-name="P41">4539 1593 1309 2658 </text:p>
      <text:p text:style-name="P14">Expire </text:p>
      <text:p text:style-name="P41">4/2023 <text:s text:c="3"/></text:p>
      <text:p text:style-name="P14">CVC</text:p>
      <text:p text:style-name="P46"><text:span text:style-name="T18">092 <text:s/></text:span><text:s text:c="2"/></text:p>
      <text:h text:style-name="P30" text:outline-level="3"><text:span text:style-name="T14">Éléonore Asselin</text:span></text:h>
      <text:p text:style-name="P52">29, Chemin Challet<text:line-break/>59000 LILLE </text:p>
      <text:p text:style-name="P21"><text:span text:style-name="T4">Téléphone </text:span></text:p>
      <text:p text:style-name="P40">0<text:span text:style-name="T15">3</text:span>.88.05.42.57 <text:s/></text:p>
      <text:p text:style-name="P7">Visa</text:p>
      <text:p text:style-name="P40">4929 2911 9298 7563 </text:p>
      <text:p text:style-name="P13">Expire </text:p>
      <text:p text:style-name="P40">3/2025 <text:s text:c="2"/></text:p>
      <text:p text:style-name="P13">CVC</text:p>
      <text:p text:style-name="P45"><text:span text:style-name="T18">572 <text:s/></text:span><text:s text:c="2"/></text:p>
      <text:h text:style-name="P29" text:outline-level="3"><text:span text:style-name="T14">Elita Quenneville</text:span></text:h>
      <text:p text:style-name="P51">29, Chemin Challet<text:line-break/>59000 LILLE <text:s/></text:p>
      <text:p text:style-name="P20"><text:span text:style-name="T4">Téléphone </text:span></text:p>
      <text:p text:style-name="P39">03.40.10.61.98 </text:p>
      <text:p text:style-name="P6">Visa</text:p>
      <text:p text:style-name="P39">5392 1701 5112 0249 </text:p>
      <text:p text:style-name="P12">Expire </text:p>
      <text:p text:style-name="P39">3/2021 <text:s/></text:p>
      <text:p text:style-name="P12">CVC</text:p>
      <text:p text:style-name="P44"><text:span text:style-name="T18">018</text:span> <text:s text:c="2"/></text:p>
      <text:p text:style-name="P49"><text:span text:style-name="T2"/></text:p>
      <text:h text:style-name="P26" text:outline-level="3"><text:soft-page-break/></text:h>
      <text:h text:style-name="P26" text:outline-level="3"/>
      <text:h text:style-name="P26" text:outline-level="3"/>
      <text:h text:style-name="P26" text:outline-level="3">Geoffrey Verreau</text:h>
      <text:p text:style-name="P50">8, Avenue des Tuileries<text:line-break/><text:span text:style-name="T19">59113 Seclin</text:span></text:p>
      <text:p text:style-name="P17"><text:span text:style-name="T4">Téléphone </text:span></text:p>
      <text:p text:style-name="P35">01.80.40.11.26 </text:p>
      <text:p text:style-name="P1">MasterCard </text:p>
      <text:p text:style-name="P35">5163 6444 7073 0919 </text:p>
      <text:p text:style-name="P1">Expire </text:p>
      <text:p text:style-name="P35">2/2024 </text:p>
      <text:p text:style-name="P1">CVC</text:p>
      <text:p text:style-name="P35">833 </text:p>
      <text:h text:style-name="P32" text:outline-level="3"><text:span text:style-name="T14"/></text:h>
      <text:h text:style-name="P32" text:outline-level="3"><text:span text:style-name="T14">Delmar Dumont</text:span></text:h>
      <text:p text:style-name="P55">66, Rue St Ferréol<text:line-break/><text:span text:style-name="T19">59113 Seclin</text:span></text:p>
      <text:p text:style-name="P18"><text:span text:style-name="T4">Téléphone </text:span></text:p>
      <text:p text:style-name="P36">03.45.59.69.12 <text:s/></text:p>
      <text:p text:style-name="P2">MasterCard </text:p>
      <text:p text:style-name="P36">4532 8751 8101 7868 </text:p>
      <text:p text:style-name="P2">Expire </text:p>
      <text:p text:style-name="P36">8/2024 </text:p>
      <text:p text:style-name="P2">CVC</text:p>
      <text:p text:style-name="P36">820 <text:s/></text:p>
      <text:h text:style-name="P27" text:outline-level="3"><text:span text:style-name="T14"/></text:h>
      <text:h text:style-name="P27" text:outline-level="3"><text:span text:style-name="T14">Nathalie Gabriaux</text:span></text:h>
      <text:p text:style-name="P57"><text:span text:style-name="T4">13, rue Gouin de Beauchesne<text:line-break/></text:span><text:span text:style-name="T5">59680</text:span><text:span text:style-name="T4"> </text:span><text:span text:style-name="Emphasis"><text:span text:style-name="T10">Wattignies</text:span></text:span><text:span text:style-name="T10"> <text:s/></text:span></text:p>
      <text:p text:style-name="P25"><text:span text:style-name="T8">Téléphone </text:span></text:p>
      <text:p text:style-name="P37">01.62.58.77.00 <text:s/></text:p>
      <text:p text:style-name="P4">Visa</text:p>
      <text:p text:style-name="P37">4929 5131 5748 7382 </text:p>
      <text:p text:style-name="P3">Expire </text:p>
      <text:p text:style-name="P37">6/2023 </text:p>
      <text:p text:style-name="P3">CVC</text:p>
      <text:p text:style-name="P37">590 <text:s/></text:p>
      <text:p text:style-name="P37"/>
      <text:p text:style-name="P37"><text:soft-page-break/></text:p>
      <text:h text:style-name="P28" text:outline-level="3"><text:span text:style-name="T14">Charles Margand</text:span></text:h>
      <text:p text:style-name="P56">13, rue Gouin de Beauchesne<text:line-break/><text:span text:style-name="T20">59680</text:span> <text:span text:style-name="Emphasis"><text:span text:style-name="T21">Wattignies</text:span></text:span><text:span text:style-name="T21"> <text:s/></text:span><text:s text:c="3"/></text:p>
      <text:p text:style-name="P19"><text:span text:style-name="T4">Téléphone </text:span></text:p>
      <text:p text:style-name="P38">01.65.89.96.02 </text:p>
      <text:p text:style-name="P5">Visa</text:p>
      <text:p text:style-name="P38">4556 7288 3650 6226 </text:p>
      <text:p text:style-name="P11">Expire </text:p>
      <text:p text:style-name="P38">12/2022 </text:p>
      <text:p text:style-name="P11">CVC</text:p>
      <text:p text:style-name="P38">095 <text:s text:c="2"/></text:p>
      <text:h text:style-name="P33" text:outline-level="3"><text:span text:style-name="T14"/></text:h>
      <text:h text:style-name="P33" text:outline-level="3"><text:span text:style-name="T14">Belisarda De La Vergne</text:span></text:h>
      <text:p text:style-name="P58"><text:span text:style-name="T4">55, boulevard Aristide Briand<text:line-break/></text:span><text:span text:style-name="T9">‎59650 </text:span><text:span text:style-name="Emphasis"><text:span text:style-name="T10">Villeneuve d'Ascq</text:span></text:span><text:span text:style-name="T10"> <text:s/></text:span></text:p>
      <text:p text:style-name="P23"><text:span text:style-name="T4">Téléphone </text:span></text:p>
      <text:p text:style-name="P42">03.48.23.29.74 <text:s/></text:p>
      <text:p text:style-name="P9">Visa</text:p>
      <text:p text:style-name="P42">5469 4131 0379 1255 </text:p>
      <text:p text:style-name="P15">Expire </text:p>
      <text:p text:style-name="P42">12/2025 <text:s/></text:p>
      <text:p text:style-name="P15">CVC</text:p>
      <text:p text:style-name="P42">892 <text:s text:c="3"/></text:p>
      <text:h text:style-name="P34" text:outline-level="3"><text:span text:style-name="T14">Gilles Collin</text:span></text:h>
      <text:p text:style-name="P54">34, Rue de la Pompe<text:line-break/>59700 <text:span text:style-name="T22">Marc-En-Barouel</text:span> </text:p>
      <text:p text:style-name="P24"><text:span text:style-name="T4">Téléphone </text:span></text:p>
      <text:p text:style-name="P43">03.82.19.05.37 <text:s/></text:p>
      <text:p text:style-name="P10">Visa</text:p>
      <text:p text:style-name="P43">5545 8830 0947 7027 </text:p>
      <text:p text:style-name="P16">Expire </text:p>
      <text:p text:style-name="P43">2/2024 <text:s text:c="2"/></text:p>
      <text:p text:style-name="P16">CVC</text:p>
      <text:p text:style-name="P47">784 <text:s text:c="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6:10:52.286000000</meta:creation-date>
    <dc:date>2020-01-10T16:30:50.425000000</dc:date>
    <meta:editing-duration>PT19M50S</meta:editing-duration>
    <meta:editing-cycles>19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91" meta:word-count="177" meta:character-count="1191" meta:non-whitespace-character-count="1001"/>
  </office:meta>
</office:document-meta>
</file>